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svg:stroke-opacity="0%" draw:opacity="0%" draw:textarea-horizontal-align="justify" draw:textarea-vertical-align="middle" draw:auto-grow-height="false" fo:min-height="0.85cm" fo:min-width="4.1cm"/>
    </style:style>
    <style:style style:name="gr2" style:family="graphic" style:parent-style-name="standard">
      <style:graphic-properties svg:stroke-color="#ffffff" svg:stroke-opacity="0%" draw:opacity="0%" draw:textarea-horizontal-align="justify" draw:textarea-vertical-align="middle" draw:auto-grow-height="false" fo:min-height="0.85cm" fo:min-width="13.5cm"/>
    </style:style>
    <style:style style:name="gr3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8.25cm" fo:min-width="13.4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6.15cm" fo:min-width="10.6cm"/>
    </style:style>
    <style:style style:name="gr6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5.15cm" fo:min-width="6cm"/>
    </style:style>
    <style:style style:name="gr7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5.134cm" fo:min-width="6cm"/>
    </style:style>
    <style:style style:name="gr8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1.246cm" fo:min-width="1.1cm"/>
    </style:style>
    <style:style style:name="gr9" style:family="graphic" style:parent-style-name="standard">
      <style:graphic-properties draw:stroke="solid" draw:stroke-dash="Ultrafine_20_Dashed" svg:stroke-color="#000000" svg:stroke-opacity="100%" draw:fill-color="#ffffff" draw:opacity="100%" draw:opacity-name="Transparency_20_4" draw:textarea-horizontal-align="justify" draw:textarea-vertical-align="middle" draw:auto-grow-height="false" fo:min-height="5.15cm" fo:min-width="6cm"/>
    </style:style>
    <style:style style:name="gr10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4.35cm" fo:min-width="23.3cm"/>
    </style:style>
    <style:style style:name="gr11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5.35cm" fo:min-width="12.95cm"/>
    </style:style>
    <style:style style:name="gr12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5.65cm"/>
    </style:style>
    <style:style style:name="gr13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05cm" fo:min-width="10.3cm"/>
    </style:style>
    <style:style style:name="gr14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4.55cm" fo:min-width="10.4cm"/>
    </style:style>
    <style:style style:name="gr15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05cm" fo:min-width="10.2cm"/>
    </style:style>
    <style:style style:name="gr16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6.75cm" fo:min-width="12.95cm"/>
    </style:style>
    <style:style style:name="gr17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2.5cm"/>
    </style:style>
    <style:style style:name="gr18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5.8cm"/>
    </style:style>
    <style:style style:name="gr19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6.25cm" fo:min-width="12.95cm"/>
    </style:style>
    <style:style style:name="gr20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05cm" fo:min-width="4.775cm"/>
    </style:style>
    <style:style style:name="gr21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4.775cm"/>
    </style:style>
    <style:style style:name="gr22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45cm" fo:min-width="4.775cm"/>
    </style:style>
    <style:style style:name="gr23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45cm" fo:min-width="4.775cm"/>
    </style:style>
    <style:style style:name="gr24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0.95cm" fo:min-width="10cm"/>
    </style:style>
    <style:style style:name="gr25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7.975cm"/>
    </style:style>
    <style:style style:name="gr26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10cm"/>
    </style:style>
    <style:style style:name="P1" style:family="paragraph">
      <style:paragraph-properties fo:text-align="center"/>
    </style:style>
    <style:style style:name="P2" style:family="paragraph">
      <loext:graphic-properties draw:opacity="0%"/>
      <style:paragraph-properties fo:text-align="center"/>
      <style:text-properties fo:font-size="30pt" style:font-size-asian="30pt" style:font-size-complex="30pt"/>
    </style:style>
    <style:style style:name="P3" style:family="paragraph">
      <loext:graphic-properties draw:opacity="0%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</style:style>
    <style:style style:name="P8" style:family="paragraph">
      <loext:graphic-properties draw:fill-color="#ffffff" draw:opacity="100%" draw:opacity-name="Transparency_20_4"/>
      <style:paragraph-properties fo:text-align="center"/>
    </style:style>
    <style:style style:name="P9" style:family="paragraph">
      <loext:graphic-properties draw:fill-color="#ffffff" draw:opacity="100%" draw:opacity-name="Transparency_20_4"/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Home" draw:style-name="dp1" draw:master-page-name="Default">
        <draw:custom-shape draw:style-name="gr1" draw:text-style-name="P2" draw:layer="layout" svg:width="4.6cm" svg:height="1.1cm" svg:x="4.6cm" svg:y="1.7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4cm" svg:height="1.1cm" svg:x="10.5cm" svg:y="3.1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3.9cm" svg:height="8.5cm" svg:x="1cm" svg:y="6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custom-shape draw:style-name="gr5" draw:text-style-name="P7" draw:layer="layout" svg:width="11.1cm" svg:height="6.4cm" svg:x="2.4cm" svg:y="7cm">
          <text:p text:style-name="P6">About Text</text:p>
          <text:p text:style-name="P6">------------------------------------------------</text:p>
          <text:p text:style-name="P6">-----------------------------------------------</text:p>
          <text:p text:style-name="P6">--------------------------------------------------</text:p>
          <text:p text:style-name="P6">--------------------------------------------------</text:p>
          <text:p text:style-name="P6">-------------------------------------------------</text:p>
          <text:p text:style-name="P1">-----------------------------------------------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6.5cm" svg:height="5.4cm" svg:x="2.8cm" svg:y="20.9cm">
          <text:p text:style-name="P1">--------------------------</text:p>
          <text:p text:style-name="P1">--------------------------</text:p>
          <text:p text:style-name="P1">--------------------------</text:p>
          <text:p text:style-name="P1">---------------------------</text:p>
          <text:p text:style-name="P1">-------------------------</text:p>
          <text:p text:style-name="P1">---------------------------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4" draw:layer="layout" svg:width="13.9cm" svg:height="8.5cm" svg:x="14.8cm" svg:y="6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28.7cm" svg:y1="14.5cm" svg:x2="14.8cm" svg:y2="6cm">
            <text:p/>
          </draw:line>
          <draw:line draw:style-name="gr4" draw:text-style-name="P5" draw:layer="layout" svg:x1="14.808cm" svg:y1="14.513cm" svg:x2="28.692cm" svg:y2="5.987cm">
            <text:p/>
          </draw:line>
        </draw:g>
        <draw:g>
          <draw:custom-shape draw:style-name="gr7" draw:text-style-name="P4" draw:layer="layout" svg:width="6.5cm" svg:height="5.384cm" svg:x="2.8cm" svg:y="15.508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9.3cm" svg:y1="20.892cm" svg:x2="2.8cm" svg:y2="15.508cm">
            <text:p/>
          </draw:line>
          <draw:line draw:style-name="gr4" draw:text-style-name="P5" draw:layer="layout" svg:x1="2.804cm" svg:y1="20.9cm" svg:x2="9.297cm" svg:y2="15.5cm">
            <text:p/>
          </draw:line>
        </draw:g>
        <draw:g>
          <draw:custom-shape draw:style-name="gr7" draw:text-style-name="P4" draw:layer="layout" svg:width="6.5cm" svg:height="5.384cm" svg:x="11.5cm" svg:y="15.508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8cm" svg:y1="20.892cm" svg:x2="11.5cm" svg:y2="15.508cm">
            <text:p/>
          </draw:line>
          <draw:line draw:style-name="gr4" draw:text-style-name="P5" draw:layer="layout" svg:x1="11.504cm" svg:y1="20.9cm" svg:x2="17.997cm" svg:y2="15.5cm">
            <text:p/>
          </draw:line>
        </draw:g>
        <draw:g>
          <draw:custom-shape draw:style-name="gr7" draw:text-style-name="P4" draw:layer="layout" svg:width="6.5cm" svg:height="5.384cm" svg:x="20.2cm" svg:y="15.508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26.7cm" svg:y1="20.892cm" svg:x2="20.2cm" svg:y2="15.508cm">
            <text:p/>
          </draw:line>
          <draw:line draw:style-name="gr4" draw:text-style-name="P5" draw:layer="layout" svg:x1="20.204cm" svg:y1="20.9cm" svg:x2="26.697cm" svg:y2="15.5cm">
            <text:p/>
          </draw:line>
        </draw:g>
        <draw:custom-shape draw:style-name="gr6" draw:text-style-name="P4" draw:layer="layout" svg:width="6.5cm" svg:height="5.4cm" svg:x="11.5cm" svg:y="20.9cm">
          <text:p text:style-name="P1">--------------------------</text:p>
          <text:p text:style-name="P1">--------------------------</text:p>
          <text:p text:style-name="P1">--------------------------</text:p>
          <text:p text:style-name="P1">---------------------------</text:p>
          <text:p text:style-name="P1">-------------------------</text:p>
          <text:p text:style-name="P1">---------------------------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6.5cm" svg:height="5.4cm" svg:x="20.2cm" svg:y="20.9cm">
          <text:p text:style-name="P1">--------------------------</text:p>
          <text:p text:style-name="P1">--------------------------</text:p>
          <text:p text:style-name="P1">--------------------------</text:p>
          <text:p text:style-name="P1">---------------------------</text:p>
          <text:p text:style-name="P1">-------------------------</text:p>
          <text:p text:style-name="P1">---------------------------</text:p>
          <draw:enhanced-geometry svg:viewBox="0 0 21600 21600" draw:type="rectangle" draw:enhanced-path="M 0 0 L 21600 0 21600 21600 0 21600 0 0 Z N"/>
        </draw:custom-shap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</draw:page>
      <draw:page draw:name="Add To Site" draw:style-name="dp1" draw:master-page-name="Default"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custom-shape draw:style-name="gr9" draw:text-style-name="P8" draw:layer="layout" svg:width="6.5cm" svg:height="5.4cm" svg:x="2.8cm" svg:y="11.7cm">
          <text:p text:style-name="P1"><text:span text:style-name="T2">Travel Agent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6.5cm" svg:height="5.4cm" svg:x="11.5cm" svg:y="11.7cm">
          <text:p text:style-name="P1"><text:span text:style-name="T2">Holiday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6.5cm" svg:height="5.4cm" svg:x="20.2cm" svg:y="11.7cm">
          <text:p text:style-name="P1"><text:span text:style-name="T2">Hotel</text:span></text:p>
          <draw:enhanced-geometry svg:viewBox="0 0 21600 21600" draw:type="rectangle" draw:enhanced-path="M 0 0 L 21600 0 21600 21600 0 21600 0 0 Z N"/>
        </draw:custom-shap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custom-shape draw:style-name="gr9" draw:text-style-name="P9" draw:layer="layout" svg:width="6.5cm" svg:height="5.4cm" svg:x="7.3cm" svg:y="18.7cm">
          <text:p text:style-name="P1"><text:span text:style-name="T2">City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6.5cm" svg:height="5.4cm" svg:x="16cm" svg:y="18.7cm">
          <text:p text:style-name="P1"><text:span text:style-name="T2">Country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3.8cm" svg:height="4.6cm" svg:x="2.95cm" svg:y="5.8cm">
          <text:p text:style-name="P6">Contribute to the site</text:p>
          <text:p text:style-name="P1">------------------------------------------------------------------------------------------------------------</text:p>
          <text:p text:style-name="P1">-----------------------------------------------------------------------------------------------------------</text:p>
          <text:p text:style-name="P1">------------------------------------------------------------------------------------------------------------</text:p>
          <text:p text:style-name="P1">-----------------------------------------------------------------------------------------------------------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</draw:page>
      <draw:page draw:name="Add Travel Agent" draw:style-name="dp1" draw:master-page-name="Default"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  <draw:g>
          <draw:custom-shape draw:style-name="gr11" draw:text-style-name="P4" draw:layer="layout" svg:width="13.45cm" svg:height="15.6cm" svg:x="8.12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9.375cm" svg:y="9cm">
            <text:p text:style-name="P1">Nam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9.375cm" svg:y="12.8cm">
            <text:p text:style-name="P1">Descriptio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8.125cm" svg:y="6.7cm">
            <text:p text:style-name="P1">New Travel Ag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7" draw:layer="layout" svg:width="10.8cm" svg:height="1.3cm" svg:x="9.375cm" svg:y="10.3cm">
            <text:p text:style-name="P6">Text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7" draw:layer="layout" svg:width="10.9cm" svg:height="4.8cm" svg:x="9.375cm" svg:y="14.1cm">
            <text:p text:style-name="P6">Text are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9.375cm" svg:y="19.9cm">
            <text:p text:style-name="P1">Logo UR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7" draw:layer="layout" svg:width="10.7cm" svg:height="1.3cm" svg:x="9.375cm" svg:y="21.2cm">
            <text:p text:style-name="P6">Text input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Add Hotel" draw:style-name="dp1" draw:master-page-name="Default"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g>
          <draw:custom-shape draw:style-name="gr16" draw:text-style-name="P4" draw:layer="layout" svg:width="13.45cm" svg:height="17cm" svg:x="8.12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9.375cm" svg:y="9cm">
            <text:p text:style-name="P1">Nam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9.375cm" svg:y="14.4cm">
            <text:p text:style-name="P1">Descriptio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8.125cm" svg:y="6.7cm">
            <text:p text:style-name="P1">New Hote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7" draw:layer="layout" svg:width="10.8cm" svg:height="1.3cm" svg:x="9.375cm" svg:y="10.3cm">
            <text:p text:style-name="P6">Text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7" draw:layer="layout" svg:width="10.9cm" svg:height="4.8cm" svg:x="9.375cm" svg:y="15.7cm">
            <text:p text:style-name="P6">Text are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9.375cm" svg:y="21.5cm">
            <text:p text:style-name="P1">Logo UR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7" draw:layer="layout" svg:width="10.7cm" svg:height="1.3cm" svg:x="9.375cm" svg:y="22.8cm">
            <text:p text:style-name="P6">Text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4" draw:layer="layout" svg:width="3cm" svg:height="1.3cm" svg:x="9.375cm" svg:y="12.3cm">
            <text:p text:style-name="P1">Star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7" draw:layer="layout" svg:width="6.3cm" svg:height="1.3cm" svg:x="12.375cm" svg:y="12.3cm">
            <text:p text:style-name="P6">Radio buttons 1-5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</draw:page>
      <draw:page draw:name="Add new holiday" draw:style-name="dp1" draw:master-page-name="Default"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g>
          <draw:custom-shape draw:style-name="gr19" draw:text-style-name="P4" draw:layer="layout" svg:width="13.45cm" svg:height="16.5cm" svg:x="8.12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8.125cm" svg:y="6.7cm">
            <text:p text:style-name="P1">New Holida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4" draw:layer="layout" svg:width="5.275cm" svg:height="1.3cm" svg:x="14.9cm" svg:y="9.6cm">
            <text:p text:style-name="P1">select_elem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4" draw:layer="layout" svg:width="5.275cm" svg:height="1.3cm" svg:x="9.6cm" svg:y="9.6cm">
            <text:p text:style-name="P1">Hote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4" draw:layer="layout" svg:width="5.275cm" svg:height="1.3cm" svg:x="14.9cm" svg:y="12.1cm">
            <text:p text:style-name="P1">select_elem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4" draw:layer="layout" svg:width="5.275cm" svg:height="1.3cm" svg:x="9.6cm" svg:y="12.1cm">
            <text:p text:style-name="P1">Travel Ag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4" draw:layer="layout" svg:width="5.275cm" svg:height="1.3cm" svg:x="14.9cm" svg:y="14.6cm">
            <text:p text:style-name="P1">Number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4" draw:layer="layout" svg:width="5.275cm" svg:height="1.3cm" svg:x="9.6cm" svg:y="14.6cm">
            <text:p text:style-name="P1">Cost Per Nigh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4" draw:layer="layout" svg:width="5.275cm" svg:height="1.3cm" svg:x="14.9cm" svg:y="17cm">
            <text:p text:style-name="P1">Number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4" draw:layer="layout" svg:width="5.275cm" svg:height="1.3cm" svg:x="9.6cm" svg:y="17cm">
            <text:p text:style-name="P1">Total night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4" draw:layer="layout" svg:width="5.275cm" svg:height="1.7cm" svg:x="14.9cm" svg:y="19.7cm">
            <text:p text:style-name="P1">Number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4" draw:layer="layout" svg:width="5.275cm" svg:height="1.7cm" svg:x="9.6cm" svg:y="19.7cm">
            <text:p text:style-name="P1">Number of</text:p>
            <text:p text:style-name="P1">Available Date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4" draw:layer="layout" svg:width="10.5cm" svg:height="1.2cm" svg:x="9.6cm" svg:y="21.5cm">
            <text:p text:style-name="P1">----------------------------------------------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g>
          <draw:custom-shape draw:style-name="gr19" draw:text-style-name="P4" draw:layer="layout" svg:width="13.45cm" svg:height="16.5cm" svg:x="8.125cm" svg:y="13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" draw:layer="layout" svg:width="8.475cm" svg:height="1.3cm" svg:x="8.125cm" svg:y="12.4cm">
            <text:p text:style-name="P1">Available Dates of Holida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4" draw:layer="layout" svg:width="10.5cm" svg:height="1.3cm" svg:x="9.6cm" svg:y="15.3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4" draw:layer="layout" svg:width="10.5cm" svg:height="1.3cm" svg:x="9.6cm" svg:y="17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4" draw:layer="layout" svg:width="10.5cm" svg:height="1.3cm" svg:x="9.6cm" svg:y="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4" draw:layer="layout" svg:width="10.5cm" svg:height="1.3cm" svg:x="9.6cm" svg:y="20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4" draw:layer="layout" svg:width="10.5cm" svg:height="1.3cm" svg:x="9.6cm" svg:y="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4" draw:layer="layout" svg:width="10.5cm" svg:height="1.3cm" svg:x="9.6cm" svg:y="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4" draw:layer="layout" svg:width="10.5cm" svg:height="1.3cm" svg:x="9.6cm" svg:y="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3.8cm" svg:height="4.6cm" svg:x="2.95cm" svg:y="5.8cm">
          <text:p text:style-name="P6">The Holiday has been added. Now select the dates it is available on.</text:p>
          <text:p text:style-name="P1">------------------------------------------------------------------------------------------------------------</text:p>
          <text:p text:style-name="P1">-----------------------------------------------------------------------------------------------------------</text:p>
          <text:p text:style-name="P1">------------------------------------------------------------------------------------------------------------</text:p>
          <text:p text:style-name="P1">-----------------------------------------------------------------------------------------------------------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opacity draw:name="Transparency_20_4" draw:display-name="Transparency 4" draw:style="ellipsoid" draw:cx="50%" draw:cy="50%" draw:start="100%" draw:end="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5T20:16:31.796780000</meta:creation-date>
    <dc:date>2017-06-16T18:44:38.389819000</dc:date>
    <meta:editing-duration>PT1H33M37S</meta:editing-duration>
    <meta:editing-cycles>27</meta:editing-cycles>
    <meta:generator>LibreOffice/5.2.6.2$MacOSX_X86_64 LibreOffice_project/a3100ed2409ebf1c212f5048fbe377c281438fdc</meta:generator>
    <meta:print-date>2017-06-15T20:49:22.054798000</meta:print-date>
    <meta:document-statistic meta:object-count="114"/>
  </office:meta>
</office:document-meta>
</file>